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3139in" table:align="center"/>
    </style:style>
    <style:style style:name="Table1.A" style:family="table-column">
      <style:table-column-properties style:column-width="0.9951in"/>
    </style:style>
    <style:style style:name="Table1.B" style:family="table-column">
      <style:table-column-properties style:column-width="0.0688in"/>
    </style:style>
    <style:style style:name="Table1.C" style:family="table-column">
      <style:table-column-properties style:column-width="1.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2681in" table:align="margins"/>
    </style:style>
    <style:style style:name="Table2.A" style:family="table-column">
      <style:table-column-properties style:column-width="2.4229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4535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1.4535in" style:rel-column-width="1310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alibri" fo:font-size="16pt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5pt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5pt" officeooo:rsid="00070c91" officeooo:paragraph-rsid="00070c91" style:font-size-asian="15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6pt" officeooo:paragraph-rsid="0006417c" style:font-size-asian="16pt" style:font-size-complex="16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libri" fo:font-size="16pt" officeooo:rsid="00070c91" officeooo:paragraph-rsid="00070c91" style:font-size-asian="16pt" style:font-size-complex="16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fo:font-size="16pt" officeooo:rsid="004e3d73" officeooo:paragraph-rsid="004e3d73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officeooo:rsid="0006417c" officeooo:paragraph-rsid="0037f593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officeooo:paragraph-rsid="0006417c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officeooo:paragraph-rsid="00070c91"/>
    </style:style>
    <style:style style:name="P10" style:family="paragraph" style:parent-style-name="Standard">
      <style:paragraph-properties fo:text-align="start" style:justify-single-word="false"/>
      <style:text-properties style:font-name="Calibri" officeooo:paragraph-rsid="0006417c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ibri" officeooo:rsid="00070c91" officeooo:paragraph-rsid="00070c91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070c91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font-size="16pt" officeooo:paragraph-rsid="0037f593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6pt" officeooo:paragraph-rsid="0037f593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6pt" officeooo:rsid="0037f593" officeooo:paragraph-rsid="0037f593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6pt" fo:font-style="italic" officeooo:paragraph-rsid="004e3d73" style:font-size-asian="16pt" style:font-style-asian="italic" style:font-size-complex="16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6pt" fo:font-style="italic" style:font-size-asian="16pt" style:font-style-asian="italic" style:font-size-complex="16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6pt" fo:font-style="italic" officeooo:rsid="004e3d73" officeooo:paragraph-rsid="004e3d73" style:font-size-asian="16pt" style:font-style-asian="italic" style:font-size-complex="16pt" style:font-style-complex="italic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Calibri" fo:font-size="16pt" officeooo:paragraph-rsid="0006417c" style:font-size-asian="16pt" style:font-size-complex="16pt"/>
    </style:style>
    <style:style style:name="T1" style:family="text">
      <style:text-properties fo:font-style="italic"/>
    </style:style>
    <style:style style:name="T2" style:family="text">
      <style:text-properties fo:font-style="italic" officeooo:rsid="0037f593"/>
    </style:style>
    <style:style style:name="T3" style:family="text">
      <style:text-properties fo:font-style="italic" officeooo:rsid="0037f593" style:font-style-asian="italic" style:font-style-complex="italic"/>
    </style:style>
    <style:style style:name="T4" style:family="text">
      <style:text-properties style:text-underline-style="none" fo:font-weight="normal" officeooo:rsid="0006417c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ize-complex="16pt"/>
    </style:style>
    <style:style style:name="T7" style:family="text">
      <style:text-properties officeooo:rsid="000721ce"/>
    </style:style>
    <style:style style:name="T8" style:family="text">
      <style:text-properties fo:color="#01c1ff" loext:opacity="100%" fo:font-style="normal" style:font-style-asian="normal" style:font-style-complex="normal"/>
    </style:style>
    <style:style style:name="T9" style:family="text">
      <style:text-properties fo:color="#01c1ff" loext:opacity="100%" officeooo:rsid="0037f593"/>
    </style:style>
    <style:style style:name="T10" style:family="text">
      <style:text-properties fo:color="#01c1ff" loext:opacity="100%" style:font-name="Calibri" fo:font-size="16pt" officeooo:rsid="0037f593" style:font-size-asian="16pt" style:font-size-complex="16pt"/>
    </style:style>
    <style:style style:name="T11" style:family="text">
      <style:text-properties fo:color="#01c1ff" loext:opacity="100%" style:font-name="Calibri" fo:font-size="16pt" fo:font-style="normal" style:font-size-asian="16pt" style:font-style-asian="normal" style:font-size-complex="16pt" style:font-style-complex="normal"/>
    </style:style>
    <style:style style:name="T12" style:family="text">
      <style:text-properties officeooo:rsid="002ca733"/>
    </style:style>
    <style:style style:name="T13" style:family="text">
      <style:text-properties officeooo:rsid="0037f593"/>
    </style:style>
    <style:style style:name="T14" style:family="text">
      <style:text-properties style:font-name="Calibri"/>
    </style:style>
    <style:style style:name="T15" style:family="text">
      <style:text-properties style:font-name="Calibri" fo:font-size="16pt" style:font-size-asian="16pt" style:font-size-complex="16pt"/>
    </style:style>
    <style:style style:name="T16" style:family="text">
      <style:text-properties style:font-name="Calibri" fo:font-size="16pt" officeooo:rsid="0037f593" style:font-size-asian="16pt" style:font-size-complex="16pt"/>
    </style:style>
    <style:style style:name="T17" style:family="text">
      <style:text-properties style:font-name="Calibri" fo:font-size="16pt" fo:font-style="italic" style:font-size-asian="16pt" style:font-size-complex="16pt"/>
    </style:style>
    <style:style style:name="T18" style:family="text">
      <style:text-properties style:font-name="Calibri" fo:font-style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roduction to Logic – Stanford University</text:p>
      <text:p text:style-name="P7"/>
      <text:list xml:id="list3217714914" text:style-name="L1">
        <text:list-item>
          <text:p text:style-name="P4"><text:span text:style-name="T4">Operator precedence (highest to lowest) - </text:span>¬ ∧ ∨ ⇒ ⇔</text:p>
        </text:list-item>
        <text:list-item>
          <text:p text:style-name="P20">When an operand is surrounded by two ∧ operators or by two ∨ operators, the operand associates to the left. When an operand is surrounded by two ⇒ operators or by two ⇔ operators, the operand associates to the right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">p</text:span> ∧ <text:span text:style-name="T1">q</text:span> ∧ <text:span text:style-name="T1">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((<text:span text:style-name="T1">p</text:span> ∧ <text:span text:style-name="T1">q</text:span>) ∧ <text:span text:style-name="T1">r</text:span>))</text:p>
          </table:table-cell>
        </table:table-row>
        <table:table-row>
          <table:table-cell table:style-name="Table1.A1" office:value-type="string">
            <text:p text:style-name="P1"><text:span text:style-name="T1">p</text:span> ∨ <text:span text:style-name="T1">q</text:span> ∨ <text:span text:style-name="T1">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((<text:span text:style-name="T1">p</text:span> ∨ <text:span text:style-name="T1">q</text:span>) ∨ <text:span text:style-name="T1">r</text:span>))</text:p>
          </table:table-cell>
        </table:table-row>
        <table:table-row>
          <table:table-cell table:style-name="Table1.A1" office:value-type="string">
            <text:p text:style-name="P1"><text:span text:style-name="T1">p</text:span> ⇒ <text:span text:style-name="T1">q</text:span> ⇒ <text:span text:style-name="T1">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(<text:span text:style-name="T1">p</text:span> ⇒ (<text:span text:style-name="T1">q</text:span> ⇒ <text:span text:style-name="T1">r</text:span>))</text:p>
          </table:table-cell>
        </table:table-row>
        <table:table-row>
          <table:table-cell table:style-name="Table1.A1" office:value-type="string">
            <text:p text:style-name="P1"><text:span text:style-name="T1">p</text:span> ⇔ <text:span text:style-name="T1">q</text:span> ⇔ <text:span text:style-name="T1">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(<text:span text:style-name="T1">p</text:span> ⇔ (<text:span text:style-name="T1">q</text:span> ⇔ <text:span text:style-name="T1">r</text:span>))</text:p>
          </table:table-cell>
        </table:table-row>
      </table:table>
      <text:list xml:id="list132041203037078" text:continue-numbering="true" text:style-name="L1">
        <text:list-item>
          <text:p text:style-name="P8"><text:span text:style-name="T5"><text:s/>The truth value of an implication is </text:span><text:span text:style-name="T6">false</text:span><text:span text:style-name="T5"> if and only if its antecedent is </text:span><text:span text:style-name="T6">true</text:span><text:span text:style-name="T5"> and its consequent is </text:span><text:span text:style-name="T6">false</text:span><text:span text:style-name="T5">; otherwise, the truth value is </text:span><text:span text:style-name="T6">true</text:span><text:span text:style-name="T5">. </text:span>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φ </text:p>
          </table:table-cell>
          <table:table-cell table:style-name="Table2.A1" office:value-type="string">
            <text:p text:style-name="P2"><text:s/>ψ </text:p>
          </table:table-cell>
          <table:table-cell table:style-name="Table2.C1" office:value-type="string">
            <text:p text:style-name="P2">φ ⇒ ψ 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C2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C2" office:value-type="string">
            <text:p text:style-name="P3">1</text:p>
          </table:table-cell>
        </table:table-row>
      </table:table>
      <text:p text:style-name="P10"/>
      <text:p text:style-name="P10"/>
      <text:list xml:id="list3212211819" text:style-name="L2">
        <text:list-item>
          <text:p text:style-name="P5">A sentence is <text:span text:style-name="T8">valid</text:span> if and only if it is satisfied by <text:span text:style-name="T1">every</text:span> truth assignment. For example, the sentence (<text:span text:style-name="T1">p</text:span> ∨ ¬<text:span text:style-name="T1">p</text:span>) </text:p>
        </text:list-item>
        <text:list-item>
          <text:p text:style-name="P5">A sentence is <text:span text:style-name="T8">unsatisfiable</text:span> if and only if it is not satisfied by any truth assignment. For example, the sentence (<text:span text:style-name="T1">p</text:span> ∧ ¬<text:span text:style-name="T1">p</text:span>)</text:p>
        </text:list-item>
        <text:list-item>
          <text:p text:style-name="P5"><text:span text:style-name="T7">A </text:span>sentence is <text:span text:style-name="T8">contingent</text:span> if and only if there is some truth assignment that satisfies it and some truth assignment that falsifies it. For example, the sentence (<text:span text:style-name="T1">p</text:span> ∧ <text:span text:style-name="T1">q</text:span>) </text:p>
        </text:list-item>
        <text:list-item>
          <text:p text:style-name="P13"><text:span text:style-name="T12">A</text:span> sentence φ <text:span text:style-name="T8">logically entails</text:span> a sentence ψ (written φ ⊨ ψ) if and only if every truth assignment that satisfies φ also satisfies ψ. <text:span text:style-name="T13">In the following table</text:span><text:span text:style-name="T3"> p </text:span><text:span text:style-name="T13">logically entails </text:span><text:span text:style-name="T2">p</text:span><text:span text:style-name="T13">∨</text:span><text:span text:style-name="T2">q</text:span><text:span text:style-name="T13"> but not </text:span><text:span text:style-name="T2">p</text:span><text:span text:style-name="T13">∧</text:span><text:span text:style-name="T2">q</text:span><text:span text:style-name="T13">.</text:span></text:p>
        </text:list-item>
      </text:list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5"><text:span text:style-name="T1">p</text:span></text:p>
          </table:table-cell>
          <table:table-cell table:style-name="Table3.A1" office:value-type="string">
            <text:p text:style-name="P15"><text:s/><text:span text:style-name="T1">q</text:span> </text:p>
          </table:table-cell>
          <table:table-cell table:style-name="Table3.A1" office:value-type="string">
            <text:p text:style-name="P15"><text:span text:style-name="T1">p</text:span></text:p>
          </table:table-cell>
          <table:table-cell table:style-name="Table3.A1" office:value-type="string">
            <text:p text:style-name="P14"><text:span text:style-name="T1">p</text:span> ∨ <text:span text:style-name="T1">q</text:span> </text:p>
          </table:table-cell>
          <table:table-cell table:style-name="Table3.E1" office:value-type="string">
            <text:p text:style-name="P14"><text:span text:style-name="T1">p</text:span> ∧ <text:span text:style-name="T1">q</text:span> 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E2" office:value-type="string">
            <text:p text:style-name="P16">1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E2" office:value-type="string">
            <text:p text:style-name="P16">0</text:p>
          </table:table-cell>
        </table:table-row>
        <table:table-row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E2" office:value-type="string">
            <text:p text:style-name="P16">0</text:p>
          </table:table-cell>
        </table:table-row>
        <table:table-row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E2" office:value-type="string">
            <text:p text:style-name="P16">0</text:p>
          </table:table-cell>
        </table:table-row>
      </table:table>
      <text:list xml:id="list132041967857303" text:continue-numbering="true" text:style-name="L2">
        <text:list-item>
          <text:p text:style-name="P12"><text:soft-page-break/><text:span text:style-name="T15">A sentence φ is </text:span><text:span text:style-name="T10">logically </text:span><text:span text:style-name="T11">consistent </text:span><text:span text:style-name="T17">with</text:span><text:span text:style-name="T15"> a sentence ψ if and only if there is a truth assignment that satisfies both φ and ψ. </text:span><text:span text:style-name="T16">In the following table </text:span><text:span text:style-name="T15">(</text:span><text:span text:style-name="T17">p</text:span><text:span text:style-name="T15">∨</text:span><text:span text:style-name="T17">q</text:span><text:span text:style-name="T15">) and (¬</text:span><text:span text:style-name="T17">p</text:span><text:span text:style-name="T15">∨¬</text:span><text:span text:style-name="T17">q</text:span><text:span text:style-name="T15">) are consistent.</text:span> </text:p>
        </text:list-item>
      </text:list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7">p </text:p>
          </table:table-cell>
          <table:table-cell table:style-name="Table4.A1" office:value-type="string">
            <text:p text:style-name="P17"><text:s/>q </text:p>
          </table:table-cell>
          <table:table-cell table:style-name="Table4.A1" office:value-type="string">
            <text:p text:style-name="P18">p ∨ q </text:p>
          </table:table-cell>
          <table:table-cell table:style-name="Table4.A1" office:value-type="string">
            <text:p text:style-name="P18">¬p ∨ ¬q </text:p>
          </table:table-cell>
          <table:table-cell table:style-name="Table4.E1" office:value-type="string">
            <text:p text:style-name="P18">¬p ∧ ¬q </text:p>
          </table:table-cell>
        </table:table-row>
        <table:table-row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0</text:p>
          </table:table-cell>
          <table:table-cell table:style-name="Table4.E2" office:value-type="string">
            <text:p text:style-name="P19">0</text:p>
          </table:table-cell>
        </table:table-row>
        <table:table-row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1</text:p>
          </table:table-cell>
          <table:table-cell table:style-name="Table4.E2" office:value-type="string">
            <text:p text:style-name="P19">0</text:p>
          </table:table-cell>
        </table:table-row>
        <table:table-row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1</text:p>
          </table:table-cell>
          <table:table-cell table:style-name="Table4.E2" office:value-type="string">
            <text:p text:style-name="P19">0</text:p>
          </table:table-cell>
        </table:table-row>
        <table:table-row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1</text:p>
          </table:table-cell>
          <table:table-cell table:style-name="Table4.E2" office:value-type="string">
            <text:p text:style-name="P19">1</text:p>
          </table:table-cell>
        </table:table-row>
      </table:table>
      <text:list xml:id="list132041685118794" text:continue-numbering="true" text:style-name="L2">
        <text:list-header>
          <text:p text:style-name="P12"/>
        </text:list-header>
        <text:list-item>
          <text:p text:style-name="P5">A</text:p>
        </text:list-item>
        <text:list-item>
          <text:p text:style-name="P6">a</text:p>
        </text:list-item>
        <text:list-item>
          <text:p text:style-name="P6">a</text:p>
        </text:list-item>
        <text:list-item>
          <text:p text:style-name="P6">a</text:p>
        </text:list-item>
        <text:list-item>
          <text:p text:style-name="P6">a</text:p>
        </text:list-item>
        <text:list-item>
          <text:p text:style-name="P6">a</text:p>
        </text:list-item>
        <text:list-item>
          <text:p text:style-name="P6">a</text:p>
        </text:list-item>
        <text:list-item>
          <text:p text:style-name="P6"/>
        </text:list-item>
        <text:list-item>
          <text:p text:style-name="P11"><text:a xlink:type="simple" xlink:href="http://intrologic.stanford.edu/public/lessons.php" text:style-name="Internet_20_link" text:visited-style-name="Visited_20_Internet_20_Link"><text:span text:style-name="T5">http://intrologic.stanford.edu/public/lessons.php</text:span></text:a><text:span text:style-name="T5"> – Link to Notes</text:span></text:p>
        </text:list-item>
      </text:list>
      <text:list xml:id="list132042243581014" text:continue-list="list132041203037078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14:27:02.882000000</meta:creation-date>
    <dc:date>2023-08-18T13:09:19.937000000</dc:date>
    <meta:editing-duration>PT28M51S</meta:editing-duration>
    <meta:editing-cycles>7</meta:editing-cycles>
    <meta:generator>LibreOffice/7.5.3.2$Windows_X86_64 LibreOffice_project/9f56dff12ba03b9acd7730a5a481eea045e468f3</meta:generator>
    <meta:document-statistic meta:table-count="4" meta:image-count="0" meta:object-count="0" meta:page-count="2" meta:paragraph-count="93" meta:word-count="375" meta:character-count="1524" meta:non-whitespace-character-count="1237"/>
  </office:meta>
</office:document-meta>
</file>